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掃除♪　お掃除♪</text:p>
          </table:table-cell>
          <table:table-cell table:style-name="ce0"/>
          <table:table-cell table:style-name="ce0"/>
          <table:table-cell table:style-name="ce0" office:value-type="string">
            <text:p>Cleaning ♪ Cleaning ♪</text:p>
          </table:table-cell>
          <table:table-cell table:number-columns-repeated="1020"/>
        </table:table-row>
        <table:table-row>
          <table:table-cell table:style-name="ce0" office:value-type="string">
            <text:p>お城の中って、広くて大変・・・うふふ♪</text:p>
          </table:table-cell>
          <table:table-cell table:style-name="ce0"/>
          <table:table-cell table:style-name="ce0"/>
          <table:table-cell table:style-name="ce0" office:value-type="string">
            <text:p>The castle's so massive, it's quite
troublesome... ufufu ♪</text:p>
          </table:table-cell>
          <table:table-cell table:number-columns-repeated="1020"/>
        </table:table-row>
        <table:table-row>
          <table:table-cell table:style-name="ce0" office:value-type="string">
            <text:p>ほんとは私、中庭のお花のお手入れとか
したいんです。</text:p>
          </table:table-cell>
          <table:table-cell table:style-name="ce0"/>
          <table:table-cell table:style-name="ce0"/>
          <table:table-cell table:style-name="ce0" office:value-type="string">
            <text:p>I'd actually rather be tending to the
flowers in the courtyard.</text:p>
          </table:table-cell>
          <table:table-cell table:number-columns-repeated="1020"/>
        </table:table-row>
        <table:table-row>
          <table:table-cell table:style-name="ce0" office:value-type="string">
            <text:p>・・・そもそも中庭が無いんですけどね。
殺風景な裏庭ならありますけど。</text:p>
          </table:table-cell>
          <table:table-cell table:style-name="ce0"/>
          <table:table-cell table:style-name="ce0"/>
          <table:table-cell table:style-name="ce0" office:value-type="string">
            <text:p>...We don't have a courtyard, though. Just
a dull little backyard.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こ、こう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いいえまだまだね。　雑巾掛けは腰をいれて
　リズミカルに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もっと、くいっ！くいっと！　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はいぃっ！　（くいっ　くい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そうそう、その調子よ！（ああ、もう少しで
　おパンツが見えそう♪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ふぅ・・・ふぅ・・・！　（くいっ　くい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（み、見えた！！　よっしゃあぁぁ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はい、雑巾掛けはそのくらいでいいわ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次は会議室で本棚の整理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は・・・はい・・・あの・・・そ、その前に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お、おてあ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ほら！　ぐずぐずしないで移動移動！
　（させないわよ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新人メイド
「ううぅ・・・（もじもじっ　くねくね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ベテランメイド
「はい、そこもっと腰を入れて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